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10ae"/>
    </style:style>
    <style:style style:name="P2" style:family="paragraph" style:parent-style-name="Standard">
      <style:text-properties fo:font-weight="bold" officeooo:rsid="00019f31" officeooo:paragraph-rsid="00019f31" style:font-weight-asian="bold" style:font-weight-complex="bold"/>
    </style:style>
    <style:style style:name="P3" style:family="paragraph" style:parent-style-name="Standard">
      <style:text-properties fo:font-weight="bold" officeooo:rsid="00019f31" officeooo:paragraph-rsid="001fdbb1" style:font-weight-asian="bold" style:font-weight-complex="bold"/>
    </style:style>
    <style:style style:name="P4" style:family="paragraph" style:parent-style-name="Standard">
      <style:text-properties fo:font-weight="bold" officeooo:rsid="0002e474" officeooo:paragraph-rsid="0002e474" style:font-weight-asian="bold" style:font-weight-complex="bold"/>
    </style:style>
    <style:style style:name="P5" style:family="paragraph" style:parent-style-name="Standard">
      <style:text-properties fo:font-weight="bold" officeooo:rsid="0002e474" officeooo:paragraph-rsid="001fdbb1" style:font-weight-asian="bold" style:font-weight-complex="bold"/>
    </style:style>
    <style:style style:name="P6" style:family="paragraph" style:parent-style-name="Standard">
      <style:text-properties fo:font-weight="bold" officeooo:rsid="00041f7b" officeooo:paragraph-rsid="00041f7b" style:font-weight-asian="bold" style:font-weight-complex="bold"/>
    </style:style>
    <style:style style:name="P7" style:family="paragraph" style:parent-style-name="Standard">
      <style:text-properties fo:font-weight="bold" officeooo:rsid="00041f7b" officeooo:paragraph-rsid="001fdbb1" style:font-weight-asian="bold" style:font-weight-complex="bold"/>
    </style:style>
    <style:style style:name="P8" style:family="paragraph" style:parent-style-name="Standard">
      <style:text-properties fo:font-weight="bold" officeooo:rsid="00076edd" officeooo:paragraph-rsid="00076edd" style:font-weight-asian="bold" style:font-weight-complex="bold"/>
    </style:style>
    <style:style style:name="P9" style:family="paragraph" style:parent-style-name="Standard">
      <style:text-properties fo:font-weight="bold" officeooo:rsid="00076edd" officeooo:paragraph-rsid="000a1fb3" style:font-weight-asian="bold" style:font-weight-complex="bold"/>
    </style:style>
    <style:style style:name="P10" style:family="paragraph" style:parent-style-name="Standard">
      <style:text-properties fo:font-weight="bold" officeooo:rsid="00076edd" officeooo:paragraph-rsid="001fdbb1" style:font-weight-asian="bold" style:font-weight-complex="bold"/>
    </style:style>
    <style:style style:name="P11" style:family="paragraph" style:parent-style-name="Standard">
      <style:text-properties fo:font-weight="bold" officeooo:rsid="000a54a8" officeooo:paragraph-rsid="000a54a8" style:font-weight-asian="bold" style:font-weight-complex="bold"/>
    </style:style>
    <style:style style:name="P12" style:family="paragraph" style:parent-style-name="Standard">
      <style:text-properties fo:font-weight="bold" officeooo:rsid="000a54a8" officeooo:paragraph-rsid="001fdbb1" style:font-weight-asian="bold" style:font-weight-complex="bold"/>
    </style:style>
    <style:style style:name="P13" style:family="paragraph" style:parent-style-name="Standard">
      <style:text-properties fo:font-weight="bold" officeooo:rsid="000c9919" officeooo:paragraph-rsid="000c9919" style:font-weight-asian="bold" style:font-weight-complex="bold"/>
    </style:style>
    <style:style style:name="P14" style:family="paragraph" style:parent-style-name="Standard">
      <style:text-properties fo:font-weight="bold" officeooo:rsid="000c9919" officeooo:paragraph-rsid="001fdbb1" style:font-weight-asian="bold" style:font-weight-complex="bold"/>
    </style:style>
    <style:style style:name="P15" style:family="paragraph" style:parent-style-name="Standard">
      <style:text-properties fo:font-weight="bold" officeooo:rsid="00173a7a" officeooo:paragraph-rsid="00173a7a" style:font-weight-asian="bold" style:font-weight-complex="bold"/>
    </style:style>
    <style:style style:name="P16" style:family="paragraph" style:parent-style-name="Standard">
      <style:text-properties fo:font-weight="bold" officeooo:rsid="00173a7a" officeooo:paragraph-rsid="001fdbb1" style:font-weight-asian="bold" style:font-weight-complex="bold"/>
    </style:style>
    <style:style style:name="P17" style:family="paragraph" style:parent-style-name="Standard">
      <style:text-properties fo:font-weight="bold" officeooo:rsid="001de204" officeooo:paragraph-rsid="001de204" style:font-weight-asian="bold" style:font-weight-complex="bold"/>
    </style:style>
    <style:style style:name="P18" style:family="paragraph" style:parent-style-name="Standard">
      <style:text-properties fo:font-weight="bold" officeooo:rsid="001de204" officeooo:paragraph-rsid="001fdbb1" style:font-weight-asian="bold" style:font-weight-complex="bold"/>
    </style:style>
    <style:style style:name="P19" style:family="paragraph" style:parent-style-name="Standard">
      <style:text-properties officeooo:paragraph-rsid="00041f7b"/>
    </style:style>
    <style:style style:name="P20" style:family="paragraph" style:parent-style-name="Standard">
      <style:text-properties officeooo:rsid="00051ce0" officeooo:paragraph-rsid="00051ce0"/>
    </style:style>
    <style:style style:name="P21" style:family="paragraph" style:parent-style-name="Standard">
      <style:text-properties officeooo:rsid="00051ce0" officeooo:paragraph-rsid="001fdbb1"/>
    </style:style>
    <style:style style:name="P22" style:family="paragraph" style:parent-style-name="Standard">
      <style:text-properties fo:font-weight="normal" officeooo:rsid="00076edd" officeooo:paragraph-rsid="00076edd" style:font-weight-asian="normal" style:font-weight-complex="normal"/>
    </style:style>
    <style:style style:name="P23" style:family="paragraph" style:parent-style-name="Standard">
      <style:text-properties fo:font-weight="normal" officeooo:rsid="00076edd" officeooo:paragraph-rsid="001fdbb1" style:font-weight-asian="normal" style:font-weight-complex="normal"/>
    </style:style>
    <style:style style:name="P24" style:family="paragraph" style:parent-style-name="Standard">
      <style:text-properties fo:font-weight="normal" officeooo:rsid="000787e7" officeooo:paragraph-rsid="000787e7" style:font-weight-asian="normal" style:font-weight-complex="normal"/>
    </style:style>
    <style:style style:name="P25" style:family="paragraph" style:parent-style-name="Standard">
      <style:text-properties fo:font-weight="normal" officeooo:rsid="000787e7" officeooo:paragraph-rsid="0008ade3" style:font-weight-asian="normal" style:font-weight-complex="normal"/>
    </style:style>
    <style:style style:name="P26" style:family="paragraph" style:parent-style-name="Standard">
      <style:text-properties fo:font-weight="normal" officeooo:rsid="000787e7" officeooo:paragraph-rsid="001fdbb1" style:font-weight-asian="normal" style:font-weight-complex="normal"/>
    </style:style>
    <style:style style:name="P27" style:family="paragraph" style:parent-style-name="Standard">
      <style:text-properties fo:font-weight="normal" officeooo:rsid="000a1fb3" officeooo:paragraph-rsid="000a1fb3" style:font-weight-asian="normal" style:font-weight-complex="normal"/>
    </style:style>
    <style:style style:name="P28" style:family="paragraph" style:parent-style-name="Standard">
      <style:text-properties fo:font-weight="normal" officeooo:rsid="000a1fb3" officeooo:paragraph-rsid="001fdbb1" style:font-weight-asian="normal" style:font-weight-complex="normal"/>
    </style:style>
    <style:style style:name="P29" style:family="paragraph" style:parent-style-name="Standard">
      <style:text-properties fo:font-weight="normal" officeooo:rsid="000a54a8" officeooo:paragraph-rsid="000a54a8" style:font-weight-asian="normal" style:font-weight-complex="normal"/>
    </style:style>
    <style:style style:name="P30" style:family="paragraph" style:parent-style-name="Standard">
      <style:text-properties fo:font-weight="normal" officeooo:rsid="000a54a8" officeooo:paragraph-rsid="001fdbb1" style:font-weight-asian="normal" style:font-weight-complex="normal"/>
    </style:style>
    <style:style style:name="P31" style:family="paragraph" style:parent-style-name="Standard">
      <style:text-properties fo:font-weight="normal" officeooo:rsid="000c9919" officeooo:paragraph-rsid="000c9919" style:font-weight-asian="normal" style:font-weight-complex="normal"/>
    </style:style>
    <style:style style:name="P32" style:family="paragraph" style:parent-style-name="Standard">
      <style:text-properties fo:font-weight="normal" officeooo:rsid="000c9919" officeooo:paragraph-rsid="001fdbb1" style:font-weight-asian="normal" style:font-weight-complex="normal"/>
    </style:style>
    <style:style style:name="P33" style:family="paragraph" style:parent-style-name="Standard">
      <style:text-properties fo:font-weight="normal" officeooo:rsid="00114f84" officeooo:paragraph-rsid="00114f84" style:font-weight-asian="normal" style:font-weight-complex="normal"/>
    </style:style>
    <style:style style:name="P34" style:family="paragraph" style:parent-style-name="Standard">
      <style:text-properties fo:font-weight="normal" officeooo:rsid="00114f84" officeooo:paragraph-rsid="001fdbb1" style:font-weight-asian="normal" style:font-weight-complex="normal"/>
    </style:style>
    <style:style style:name="P35" style:family="paragraph" style:parent-style-name="Standard">
      <style:text-properties fo:font-weight="normal" officeooo:rsid="00173a7a" officeooo:paragraph-rsid="00173a7a" style:font-weight-asian="normal" style:font-weight-complex="normal"/>
    </style:style>
    <style:style style:name="P36" style:family="paragraph" style:parent-style-name="Standard">
      <style:text-properties fo:font-weight="normal" officeooo:rsid="00173a7a" officeooo:paragraph-rsid="001fdbb1" style:font-weight-asian="normal" style:font-weight-complex="normal"/>
    </style:style>
    <style:style style:name="P37" style:family="paragraph" style:parent-style-name="Standard">
      <style:text-properties fo:font-weight="normal" officeooo:rsid="001e5fc3" officeooo:paragraph-rsid="001e5fc3" style:font-weight-asian="normal" style:font-weight-complex="normal"/>
    </style:style>
    <style:style style:name="P38" style:family="paragraph" style:parent-style-name="Standard">
      <style:text-properties fo:font-weight="normal" officeooo:rsid="001e5fc3" officeooo:paragraph-rsid="001fdbb1" style:font-weight-asian="normal" style:font-weight-complex="normal"/>
    </style:style>
    <style:style style:name="P39" style:family="paragraph" style:parent-style-name="Standard">
      <style:text-properties officeooo:paragraph-rsid="000fb034"/>
    </style:style>
    <style:style style:name="P40" style:family="paragraph" style:parent-style-name="Standard">
      <style:text-properties officeooo:paragraph-rsid="001fdbb1"/>
    </style:style>
    <style:style style:name="P41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019f31" officeooo:paragraph-rsid="00019f31" style:font-weight-asian="bold" style:font-weight-complex="bold"/>
    </style:style>
    <style:style style:name="P42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019f31" officeooo:paragraph-rsid="001fdbb1" style:font-weight-asian="bold" style:font-weight-complex="bold"/>
    </style:style>
    <style:style style:name="P43" style:family="paragraph" style:parent-style-name="Standard">
      <style:text-properties officeooo:rsid="00041f7b" officeooo:paragraph-rsid="00041f7b"/>
    </style:style>
    <style:style style:name="P44" style:family="paragraph" style:parent-style-name="Standard">
      <style:text-properties officeooo:rsid="00041f7b" officeooo:paragraph-rsid="001fdbb1"/>
    </style:style>
    <style:style style:name="P45" style:family="paragraph" style:parent-style-name="Standard">
      <style:text-properties fo:font-weight="normal" officeooo:rsid="000de653" officeooo:paragraph-rsid="000fb034" style:font-weight-asian="normal" style:font-weight-complex="normal"/>
    </style:style>
    <style:style style:name="P46" style:family="paragraph" style:parent-style-name="Standard">
      <style:text-properties fo:font-weight="normal" officeooo:rsid="000de653" officeooo:paragraph-rsid="001fdbb1" style:font-weight-asian="normal" style:font-weight-complex="normal"/>
    </style:style>
    <style:style style:name="P47" style:family="paragraph" style:parent-style-name="Standard">
      <style:text-properties fo:font-weight="normal" officeooo:rsid="00076edd" officeooo:paragraph-rsid="00051ce0" style:font-weight-asian="normal" style:font-weight-complex="normal"/>
    </style:style>
    <style:style style:name="P48" style:family="paragraph" style:parent-style-name="Standard">
      <style:text-properties fo:font-weight="normal" officeooo:rsid="000c9919" officeooo:paragraph-rsid="000c9919" style:font-weight-asian="normal" style:font-weight-complex="normal"/>
    </style:style>
    <style:style style:name="P49" style:family="paragraph" style:parent-style-name="Standard">
      <style:text-properties officeooo:paragraph-rsid="000210ae"/>
    </style:style>
    <style:style style:name="P50" style:family="paragraph" style:parent-style-name="Standard">
      <style:text-properties officeooo:paragraph-rsid="00275df5"/>
    </style:style>
    <style:style style:name="P51" style:family="paragraph" style:parent-style-name="Standard">
      <style:text-properties officeooo:rsid="00051ce0" officeooo:paragraph-rsid="001fdbb1"/>
    </style:style>
    <style:style style:name="T1" style:family="text">
      <style:text-properties officeooo:rsid="000210ae"/>
    </style:style>
    <style:style style:name="T2" style:family="text">
      <style:text-properties officeooo:rsid="0002e474"/>
    </style:style>
    <style:style style:name="T3" style:family="text">
      <style:text-properties officeooo:rsid="00051ce0"/>
    </style:style>
    <style:style style:name="T4" style:family="text">
      <style:text-properties officeooo:rsid="00076edd"/>
    </style:style>
    <style:style style:name="T5" style:family="text">
      <style:text-properties officeooo:rsid="000787e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8ade3"/>
    </style:style>
    <style:style style:name="T8" style:family="text">
      <style:text-properties fo:font-weight="normal" officeooo:rsid="000de653" style:font-weight-asian="normal" style:font-weight-complex="normal"/>
    </style:style>
    <style:style style:name="T9" style:family="text">
      <style:text-properties fo:font-weight="normal" officeooo:rsid="00132957" style:font-weight-asian="normal" style:font-weight-complex="normal"/>
    </style:style>
    <style:style style:name="T10" style:family="text">
      <style:text-properties fo:font-weight="normal" officeooo:rsid="0013ced9" style:font-weight-asian="normal" style:font-weight-complex="normal"/>
    </style:style>
    <style:style style:name="T11" style:family="text">
      <style:text-properties officeooo:rsid="000a54a8"/>
    </style:style>
    <style:style style:name="T12" style:family="text">
      <style:text-properties officeooo:rsid="000b286a"/>
    </style:style>
    <style:style style:name="T13" style:family="text">
      <style:text-properties officeooo:rsid="000c9919"/>
    </style:style>
    <style:style style:name="T14" style:family="text">
      <style:text-properties officeooo:rsid="000ce6dd"/>
    </style:style>
    <style:style style:name="T15" style:family="text">
      <style:text-properties officeooo:rsid="000de653"/>
    </style:style>
    <style:style style:name="T16" style:family="text">
      <style:text-properties officeooo:rsid="00116b88"/>
    </style:style>
    <style:style style:name="T17" style:family="text">
      <style:text-properties officeooo:rsid="001887dc"/>
    </style:style>
    <style:style style:name="T18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Contrôle de lecture sur <text:span text:style-name="T6">Sauveur &amp; Fils</text:span>, saison 1</text:p>
      <text:p text:style-name="P2"/>
      <text:p text:style-name="P2"><text:span text:style-name="T2">[</text:span>01] L’auteur de ce roman s’appelle …</text:p>
      <text:p text:style-name="P1"><text:span text:style-name="T1">Anne-Françoise Murail / Marie-Françoise Murail / *Marie-Aude Murail / Marie-Claire Murail</text:span></text:p>
      <text:p text:style-name="P1"/>
      <text:p text:style-name="P4">[02] Le personnage principal, dénommé Sauveur, a pour nom de famille …</text:p>
      <text:p text:style-name="P43">Jean-Yves / *Saint-Yves / <text:s/>Saint-François / Luc-François / Saint-André / Marc-André</text:p>
      <text:p text:style-name="P19"/>
      <text:p text:style-name="P6">[03] Ce personnage principal <text:span text:style-name="T3">travaille comme …</text:span></text:p>
      <text:p text:style-name="P20">*psychologue / psychiatre / <text:span text:style-name="T4">psychopathe / psychothérapeute / psychotechnicien</text:span></text:p>
      <text:p text:style-name="P47"/>
      <text:p text:style-name="P8">[04] Le livre est divisé en chapitres, chaque chapitre correspond à …</text:p>
      <text:p text:style-name="P22">une heure / une journée / *une semaine / un mois / deux mois / un trimestre / une année</text:p>
      <text:p text:style-name="P22"/>
      <text:p text:style-name="P8">[05] <text:span text:style-name="T5">Dans le titre « Sauveur et fils », le mot fils …</text:span></text:p>
      <text:p text:style-name="P24">**correspond à un fils imaginaire que le personnage principal <text:span text:style-name="T7">crée au début du premier tome /</text:span></text:p>
      <text:p text:style-name="P24">correspond à un fils imaginaire que le personnage principal <text:span text:style-name="T7">crée à la fin du premier tome /</text:span></text:p>
      <text:p text:style-name="P25">correspond à un fils <text:span text:style-name="T7">bien réel qui ne vit plus chez son père</text:span></text:p>
      <text:p text:style-name="P25"/>
      <text:p text:style-name="P9">[0<text:span text:style-name="T11">6</text:span>] <text:span text:style-name="T5">Dans le titre « Sauveur et fils », le mot fils correspond à un garçon nommé …</text:span></text:p>
      <text:p text:style-name="P27">Georges / Gabin / Sauveur comme son père / *Lazare / <text:span text:style-name="T13">Laurent</text:span></text:p>
      <text:p text:style-name="P27"/>
      <text:p text:style-name="P11">[<text:span text:style-name="T12">07] De quel problème souffre Ella Kuypens, l’une des patientes du personnage principal ?</text:span></text:p>
      <text:p text:style-name="P39"><text:span text:style-name="T8">Elle a peur de son professeur de français. / *Elle a peur de son professeur de latin. / Elle a peur de son professeur de mathématiques. / Elle a peur de son professeur d’</text:span><text:span text:style-name="T9">histoire-géograph</text:span><text:span text:style-name="T10">ie</text:span><text:span text:style-name="T8">.</text:span></text:p>
      <text:p text:style-name="P45"/>
      <text:p text:style-name="P15"><text:span text:style-name="T15">[</text:span>08] Au moyen de quel anneau magique permettant de disparaître Ella souhaiterait-elle voir les gens sans être vue d’eux ?</text:p>
      <text:p text:style-name="P35">*l’anneau de Gygès / <text:s/>l’anneau de <text:span text:style-name="T17">Rollon / l’anneau de Frodon / l’anneau que son père lui a donné</text:span></text:p>
      <text:p text:style-name="P35"/>
      <text:p text:style-name="P17">[09] Quelle histoire, vieille de quatorze ans, perturbe encore les parents d’Ella Kuypens ?</text:p>
      <text:p text:style-name="P37"><text:span text:style-name="T18">Une histoire d’inceste / </text:span>*L’histoire d’un bébé mort <text:span text:style-name="T6">in utero</text:span><text:span text:style-name="T18"> / Une histoire de famille pendant la Seconde Guerre mondiale, l’un des parents ayant été un collaborateur / Une histoire de boîte de fromage</text:span></text:p>
      <text:p text:style-name="P29"/>
      <text:p text:style-name="P13">[10] Le personnage principal donne son titre à <text:span text:style-name="T14">l’œuvre</text:span> ; il s’agit donc d’un personnage …</text:p>
      <text:p text:style-name="P33">homonyme / antonyme / *éponyme / synonyme / <text:span text:style-name="T16">anonyme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2"><text:soft-page-break/>Contrôle de lecture sur <text:span text:style-name="T6">Sauveur &amp; Fils</text:span>, saison 1</text:p>
      <text:p text:style-name="P3"/>
      <text:p text:style-name="P3"><text:span text:style-name="T2">[</text:span>01] L’auteur de ce roman s’appelle …</text:p>
      <text:p text:style-name="P50"><text:span text:style-name="T1">Anne-Françoise Murail / Marie-Françoise Murail / Marie-Aude Murail / Marie-Claire Murail</text:span></text:p>
      <text:p text:style-name="P40"/>
      <text:p text:style-name="P5">[02] Le personnage principal, dénommé Sauveur, a pour nom de famille …</text:p>
      <text:p text:style-name="P44">Jean-Yves / Saint-Yves / <text:s/>Saint-François / Luc-François / Saint-André / Marc-André</text:p>
      <text:p text:style-name="P21"/>
      <text:p text:style-name="P7">[03] Ce personnage principal <text:span text:style-name="T4">est d’origine … </text:span></text:p>
      <text:p text:style-name="P23">maghrébine / chinoise / italienne / antillaise / toscane</text:p>
      <text:p text:style-name="P23"/>
      <text:p text:style-name="P10">[04] Le livre est divisé en chapitres, chaque chapitre correspond à …</text:p>
      <text:p text:style-name="P23">une heure / une journée / une semaine / un mois / deux mois / un trimestre / une année</text:p>
      <text:p text:style-name="P23"/>
      <text:p text:style-name="P10">[05] <text:span text:style-name="T5">Dans le titre « Sauveur et fils », le mot fils …</text:span></text:p>
      <text:p text:style-name="P26">correspond à un fils imaginaire que le personnage principal <text:span text:style-name="T7">crée au début du premier tome /</text:span></text:p>
      <text:p text:style-name="P26">correspond à un fils imaginaire que le personnage principal <text:span text:style-name="T7">crée à la fin du premier tome /</text:span></text:p>
      <text:p text:style-name="P26">correspond à un fils <text:span text:style-name="T7">bien réel qui ne vit plus chez son père</text:span></text:p>
      <text:p text:style-name="P26"/>
      <text:p text:style-name="P10">[0<text:span text:style-name="T11">6</text:span>] <text:span text:style-name="T5">Dans le titre « Sauveur et fils », le mot fils correspond à un garçon nommé …</text:span></text:p>
      <text:p text:style-name="P28">Georges / Gabin / Sauveur comme son père / Lazare / <text:span text:style-name="T13">Laurent</text:span></text:p>
      <text:p text:style-name="P28"/>
      <text:p text:style-name="P12">[<text:span text:style-name="T12">07] De quel problème souffre Ella Kuypens, l’une des patientes du personnage principal ?</text:span></text:p>
      <text:p text:style-name="P40"><text:span text:style-name="T8">Elle a peur de son professeur de français. / Elle a peur de son professeur de latin. / Elle a peur de son professeur de mathématiques. / Elle a peur de son professeur d’</text:span><text:span text:style-name="T9">histoire-géograph</text:span><text:span text:style-name="T10">ie</text:span><text:span text:style-name="T8">.</text:span></text:p>
      <text:p text:style-name="P46"/>
      <text:p text:style-name="P16"><text:span text:style-name="T15">[</text:span>08] Au moyen de quel anneau magique permettant de disparaître Ella souhaiterait-elle voir les gens sans être vue d’eux ?</text:p>
      <text:p text:style-name="P36">l’anneau de Gygès / <text:s/>l’anneau de <text:span text:style-name="T17">Rollon / l’anneau de Frodon / l’anneau que son père lui a donné</text:span></text:p>
      <text:p text:style-name="P36"/>
      <text:p text:style-name="P18">[09] Quelle histoire, vieille de quatorze ans, perturbe encore les parents d’Ella Kuypens ?</text:p>
      <text:p text:style-name="P38"><text:span text:style-name="T18">Une histoire d’inceste / </text:span>L’histoire d’un bébé mort <text:span text:style-name="T6">in utero</text:span><text:span text:style-name="T18"> / Une histoire de famille pendant la Seconde Guerre mondiale, l’un des parents ayant été un collaborateur / Une histoire de boîte de fromage</text:span></text:p>
      <text:p text:style-name="P30"/>
      <text:p text:style-name="P14">[10] Le personnage principal donne son titre à <text:span text:style-name="T14">l’œuvre</text:span> ; il s’agit donc d’un personnage …</text:p>
      <text:p text:style-name="P34">homonyme / antonyme / éponyme / synonyme / <text:span text:style-name="T16">anonyme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12:44:57.911000000</meta:creation-date>
    <dc:date>2021-01-10T15:15:04.444375165</dc:date>
    <meta:editing-duration>PT35M49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694" meta:character-count="3916" meta:non-whitespace-character-count="3263"/>
  </office:meta>
</office:document-meta>
</file>